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0.7791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7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none" style:print-content="true"/>
      <style:text-properties style:font-name="FreeMono"/>
    </style:style>
    <style:style style:name="ce13" style:family="table-cell" style:parent-style-name="Default">
      <style:text-properties style:font-name="FreeMono"/>
    </style:style>
    <style:style style:name="ce14" style:family="table-cell" style:parent-style-name="Default">
      <style:table-cell-properties style:rotation-align="none"/>
      <style:text-properties style:font-name="FreeMono"/>
    </style:style>
    <style:style style:name="ce2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2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visibility="collapse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5" table:style-name="ce4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5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20400000, 4K @0x08000000, 2K @0x80000000</text:p>
          </table:table-cell>
          <table:covered-table-cell table:number-columns-repeated="5" table:style-name="ce4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 (512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10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9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41065216" calcext:value-type="float">
            <text:p>541065216</text:p>
          </table:table-cell>
          <table:table-cell table:style-name="ce26" office:value-type="string" calcext:value-type="string">
            <text:p>0x20400000</text:p>
          </table:table-cell>
          <table:table-cell table:style-name="ce27"/>
          <table:table-cell table:style-name="ce6" table:formula="of:=IF(AND(LOG([.B6];2)=TRUNC(LOG([.B6];2)); MOD([.C6];[.B6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9" office:value-type="float" office:value="2" calcext:value-type="float">
            <text:p>2</text:p>
          </table:table-cell>
          <table:table-cell table:style-name="ce6" table:formula="of:=[.C6]+[.B6]*1024" office:value-type="float" office:value="541073408" calcext:value-type="float">
            <text:p>541073408</text:p>
          </table:table-cell>
          <table:table-cell table:style-name="ce27" table:formula="of:=CONCATENATE(&quot;0x&quot;;DEC2HEX([.C7]))" office:value-type="string" office:string-value="0x20402000" calcext:value-type="string">
            <text:p>0x20402000</text:p>
          </table:table-cell>
          <table:table-cell table:style-name="ce27"/>
          <table:table-cell table:style-name="ce6" table:formula="of:=IF(AND(LOG([.B7];2)=TRUNC(LOG([.B7];2)); MOD([.C7];[.B7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16" calcext:value-type="float">
            <text:p>16</text:p>
          </table:table-cell>
          <table:table-cell table:style-name="ce6" table:formula="of:=[.C7]+[.B7]*1024" office:value-type="float" office:value="541075456" calcext:value-type="float">
            <text:p>541075456</text:p>
          </table:table-cell>
          <table:table-cell table:style-name="ce27" table:formula="of:=CONCATENATE(&quot;0x&quot;;DEC2HEX([.C8]))" office:value-type="string" office:string-value="0x20402800" calcext:value-type="string">
            <text:p>0x20402800</text:p>
          </table:table-cell>
          <table:table-cell table:style-name="ce27"/>
          <table:table-cell table:style-name="ce6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C8]+[.B8]*1024" office:value-type="float" office:value="541091840" calcext:value-type="float">
            <text:p>541091840</text:p>
          </table:table-cell>
          <table:table-cell table:style-name="ce27" table:formula="of:=CONCATENATE(&quot;0x&quot;;DEC2HEX([.C9]))" office:value-type="string" office:string-value="0x20406800" calcext:value-type="string">
            <text:p>0x20406800</text:p>
          </table:table-cell>
          <table:table-cell table:style-name="ce27"/>
          <table:table-cell table:style-name="ce6" table:formula="of:=IF(AND(LOG([.B9];2)=TRUNC(LOG([.B9];2)); MOD([.C9];[.B9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541093888" calcext:value-type="float">
            <text:p>541093888</text:p>
          </table:table-cell>
          <table:table-cell table:style-name="ce27" table:formula="of:=CONCATENATE(&quot;0x&quot;;DEC2HEX([.C10]))" office:value-type="string" office:string-value="0x20407000" calcext:value-type="string">
            <text:p>0x20407000</text:p>
          </table:table-cell>
          <table:table-cell table:style-name="ce27"/>
          <table:table-cell table:style-name="ce6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/>
          <table:table-cell table:style-name="ce8" table:formula="of:=[.B12]-SUM([.B6:.B10])" office:value-type="float" office:value="220" calcext:value-type="float">
            <text:p>220</text:p>
          </table:table-cell>
          <table:table-cell table:style-name="ce6" table:formula="of:=[.C10]+[.B10]*1024" office:value-type="float" office:value="541102080" calcext:value-type="float">
            <text:p>541102080</text:p>
          </table:table-cell>
          <table:table-cell table:style-name="ce27" table:formula="of:=CONCATENATE(&quot;0x&quot;;DEC2HEX([.C11]))" office:value-type="string" office:string-value="0x20409000" calcext:value-type="string">
            <text:p>0x20409000</text:p>
          </table:table-cell>
          <table:table-cell table:style-name="ce27"/>
          <table:table-cell table:style-name="ce6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1</text:p>
          </table:table-cell>
          <table:table-cell table:style-name="ce8" table:formula="of:=256" office:value-type="float" office:value="256" calcext:value-type="float">
            <text:p>256</text:p>
          </table:table-cell>
          <table:table-cell table:style-name="ce6" table:formula="of:=[.C11]+[.B11]*1024" office:value-type="float" office:value="541327360" calcext:value-type="float">
            <text:p>541327360</text:p>
          </table:table-cell>
          <table:table-cell table:style-name="ce27" table:formula="of:=CONCATENATE(&quot;0x&quot;;DEC2HEX([.C12]))" office:value-type="string" office:string-value="0x20440000" calcext:value-type="string">
            <text:p>0x20440000</text:p>
          </table:table-cell>
          <table:table-cell table:style-name="ce27"/>
          <table:table-cell table:style-name="ce6" table:formula="of:=IF(AND(LOG([.B12];2)=TRUNC(LOG([.B12];2)); MOD([.C12];[.B12]*1024)=0)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6:.B12])" office:value-type="float" office:value="512" calcext:value-type="float">
            <text:p>512</text:p>
          </table:table-cell>
          <table:table-cell table:style-name="ce6"/>
          <table:table-cell table:style-name="ce27" table:number-columns-repeated="2"/>
          <table:table-cell table:style-name="ce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29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28" office:value-type="string" calcext:value-type="string">
            <text:p>0x08000000</text:p>
          </table:table-cell>
          <table:table-cell table:style-name="ce27"/>
          <table:table-cell table:style-name="ce30" table:formula="of:=IF(AND(LOG([.B16];2)=TRUNC(LOG([.B16];2)); MOD([.C16];[.B16]*1024)=0); &quot;&quot;; &quot;!&quot;)">
            <text:p/>
          </table:table-cell>
          <table:table-cell table:style-name="ce13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16:.B16])" office:value-type="float" office:value="4" calcext:value-type="float">
            <text:p>4</text:p>
          </table:table-cell>
          <table:table-cell table:style-name="ce6"/>
          <table:table-cell table:style-name="ce27" table:number-columns-repeated="2"/>
          <table:table-cell table:style-name="ce30"/>
          <table:table-cell table:style-name="ce13" table:number-columns-repeated="1018"/>
        </table:table-row>
        <table:table-row table:style-name="ro1">
          <table:table-cell table:style-name="ce10"/>
          <table:table-cell table:style-name="ce23"/>
          <table:table-cell table:style-name="ce6"/>
          <table:table-cell table:style-name="ce27" table:number-columns-repeated="2"/>
          <table:table-cell table:style-name="ce30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10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9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26" office:value-type="string" calcext:value-type="string">
            <text:p>0x80000000</text:p>
          </table:table-cell>
          <table:table-cell table:style-name="ce27"/>
          <table:table-cell table:style-name="ce6" table:formula="of:=IF(AND(LOG([.B20];2)=TRUNC(LOG([.B20];2)); MOD([.C20];[.B20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7" table:formula="of:=CONCATENATE(&quot;0x&quot;;DEC2HEX([.C21]))" office:value-type="string" office:string-value="0x80000800" calcext:value-type="string">
            <text:p>0x80000800</text:p>
          </table:table-cell>
          <table:table-cell table:style-name="ce27"/>
          <table:table-cell table:style-name="ce6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9" office:value-type="string" calcext:value-type="string">
            <text:p>SH BUFF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526656" calcext:value-type="float">
            <text:p>2147526656</text:p>
          </table:table-cell>
          <table:table-cell table:style-name="ce27" table:formula="of:=CONCATENATE(&quot;0x&quot;;DEC2HEX([.C22]))" office:value-type="string" office:string-value="0x8000A800" calcext:value-type="string">
            <text:p>0x8000A800</text:p>
          </table:table-cell>
          <table:table-cell table:style-name="ce27"/>
          <table:table-cell table:style-name="ce6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12" office:value-type="string" calcext:value-type="string">
            <text:p>SH BUFF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22]+[.B22]*1024" office:value-type="float" office:value="2147530752" calcext:value-type="float">
            <text:p>2147530752</text:p>
          </table:table-cell>
          <table:table-cell table:style-name="ce27" table:formula="of:=CONCATENATE(&quot;0x&quot;;DEC2HEX([.C23]))" office:value-type="string" office:string-value="0x8000B800" calcext:value-type="string">
            <text:p>0x8000B800</text:p>
          </table:table-cell>
          <table:table-cell table:style-name="ce27"/>
          <table:table-cell table:style-name="ce6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538944" calcext:value-type="float">
            <text:p>2147538944</text:p>
          </table:table-cell>
          <table:table-cell table:style-name="ce27" table:formula="of:=CONCATENATE(&quot;0x&quot;;DEC2HEX([.C24]))" office:value-type="string" office:string-value="0x8000D800" calcext:value-type="string">
            <text:p>0x8000D800</text:p>
          </table:table-cell>
          <table:table-cell table:style-name="ce27"/>
          <table:table-cell table:style-name="ce6" table:formula="of:=IF(AND(LOG([.B24];2)=TRUNC(LOG([.B24];2)); MOD([.C24];[.B24]*1024)=0); &quot;&quot;; &quot;!&quot;)" office:value-type="string" office:string-value="!" calcext:value-type="string">
            <text:p>!</text:p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4]+[.B24]*1024" office:value-type="float" office:value="2147543040" calcext:value-type="float">
            <text:p>2147543040</text:p>
          </table:table-cell>
          <table:table-cell table:style-name="ce27" table:formula="of:=CONCATENATE(&quot;0x&quot;;DEC2HEX([.C25]))" office:value-type="string" office:string-value="0x8000E800" calcext:value-type="string">
            <text:p>0x8000E800</text:p>
          </table:table-cell>
          <table:table-cell table:style-name="ce27"/>
          <table:table-cell table:style-name="ce6" table:formula="of:=IF(AND(LOG([.B25];2)=TRUNC(LOG([.B25];2)); MOD([.C25];[.B25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5]+[.B25]*1024" office:value-type="float" office:value="2147545088" calcext:value-type="float">
            <text:p>2147545088</text:p>
          </table:table-cell>
          <table:table-cell table:style-name="ce27" table:formula="of:=CONCATENATE(&quot;0x&quot;;DEC2HEX([.C26]))" office:value-type="string" office:string-value="0x8000F000" calcext:value-type="string">
            <text:p>0x8000F000</text:p>
          </table:table-cell>
          <table:table-cell table:style-name="ce27"/>
          <table:table-cell table:style-name="ce6" table:formula="of:=IF(AND(LOG([.B26];2)=TRUNC(LOG([.B26];2)); MOD([.C26];[.B26]*1024)=0); &quot;&quot;; &quot;!&quot;)">
            <text:p/>
          </table:table-cell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23" table:formula="of:=SUM([.B20:.B26])" office:value-type="float" office:value="64" calcext:value-type="float">
            <text:p>64</text:p>
          </table:table-cell>
          <table:table-cell table:style-name="ce6"/>
          <table:table-cell table:style-name="ce27" table:number-columns-repeated="2"/>
          <table:table-cell table:style-name="ce6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3" table:number-columns-repeated="1024"/>
        </table:table-row>
        <table:table-row table:style-name="ro1">
          <table:table-cell table:style-name="ce4" table:number-columns-repeated="6"/>
          <table:table-cell table:style-name="ce35" table:number-columns-repeated="2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1:14:36.30433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0-13T11:48:48.679938249</dc:date>
    <meta:editing-cycles>46</meta:editing-cycles>
    <meta:editing-duration>PT6H19M33S</meta:editing-duration>
    <meta:generator>LibreOffice/7.0.4.2$Linux_X86_64 LibreOffice_project/00$Build-2</meta:generator>
    <meta:document-statistic meta:table-count="1" meta:cell-count="94" meta:object-count="0"/>
  </office:meta>
</office:document-meta>
</file>